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16.645cm"/>
    </style:style>
    <style:style style:name="gr2" style:family="graphic" style:parent-style-name="standard">
      <style:graphic-properties draw:fill-color="#9f9e5f" draw:textarea-horizontal-align="justify" draw:textarea-vertical-align="middle" draw:auto-grow-height="false" fo:min-height="2.311cm" fo:min-width="16.646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4" style:family="graphic" style:parent-style-name="standard">
      <style:graphic-properties draw:fill-color="#9f7e5f" draw:textarea-horizontal-align="justify" draw:textarea-vertical-align="middle" draw:auto-grow-height="false" fo:min-height="2.29cm" fo:min-width="11.35cm"/>
    </style:style>
    <style:style style:name="gr5" style:family="graphic" style:parent-style-name="standard">
      <style:graphic-properties draw:fill-color="#be3f7e" draw:textarea-horizontal-align="justify" draw:textarea-vertical-align="middle" draw:auto-grow-height="false" fo:min-height="4.449cm" fo:min-width="1.91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1.407cm"/>
    </style:style>
    <style:style style:name="gr8" style:family="graphic" style:parent-style-name="standard">
      <style:graphic-properties draw:fill="solid" draw:fill-color="#7e2bd2" draw:textarea-horizontal-align="justify" draw:textarea-vertical-align="middle" draw:auto-grow-height="false" fo:min-height="2.29cm" fo:min-width="5.85cm"/>
    </style:style>
    <style:style style:name="gr9" style:family="graphic" style:parent-style-name="standard">
      <style:graphic-properties draw:fill="solid" draw:fill-color="#53a800" draw:textarea-horizontal-align="justify" draw:textarea-vertical-align="middle" draw:auto-grow-height="false" fo:min-height="1.438cm" fo:min-width="16.63cm"/>
    </style:style>
    <style:style style:name="gr10" style:family="graphic" style:parent-style-name="standard">
      <style:graphic-properties draw:fill-color="#80003f" draw:textarea-horizontal-align="justify" draw:textarea-vertical-align="middle" draw:auto-grow-height="false" fo:min-height="1.749cm" fo:min-width="5.596cm"/>
    </style:style>
    <style:style style:name="gr11" style:family="graphic" style:parent-style-name="standard">
      <style:graphic-properties draw:fill-color="#80003f" draw:textarea-horizontal-align="justify" draw:textarea-vertical-align="middle" draw:auto-grow-height="false" fo:min-height="1.749cm" fo:min-width="4.94cm"/>
    </style:style>
    <style:style style:name="gr12" style:family="graphic" style:parent-style-name="standard">
      <style:graphic-properties draw:fill-color="#80003f" draw:textarea-horizontal-align="justify" draw:textarea-vertical-align="middle" draw:auto-grow-height="false" fo:min-height="1.749cm" fo:min-width="4.834cm"/>
    </style:style>
    <style:style style:name="gr13" style:family="graphic" style:parent-style-name="standard">
      <style:graphic-properties draw:fill-color="#eeeeee" draw:textarea-horizontal-align="justify" draw:textarea-vertical-align="top" draw:auto-grow-height="false" fo:min-height="7.952cm" fo:min-width="3.511cm"/>
    </style:style>
    <style:style style:name="gr14" style:family="graphic" style:parent-style-name="standard">
      <style:graphic-properties svg:stroke-width="0.159cm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08cm" fo:min-width="3.003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1.401cm" fo:min-width="4.707cm"/>
    </style:style>
    <style:style style:name="gr17" style:family="graphic" style:parent-style-name="standard">
      <style:graphic-properties draw:stroke="none" svg:stroke-color="#000000" draw:fill="none" draw:fill-color="#ffffff" fo:min-height="1.909cm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8.97cm" fo:min-width="3.511cm"/>
    </style:style>
    <style:style style:name="gr19" style:family="graphic" style:parent-style-name="standard">
      <style:graphic-properties draw:fill-color="#eeeeee" draw:textarea-horizontal-align="justify" draw:textarea-vertical-align="top" draw:auto-grow-height="false" fo:min-height="9.859cm" fo:min-width="3.511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401cm" fo:min-width="7.274cm"/>
    </style:style>
    <style:style style:name="gr21" style:family="graphic" style:parent-style-name="objectwithoutfill">
      <style:graphic-properties draw:stroke="dash" draw:stroke-dash="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.401cm" fo:min-width="8.162cm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356cm" fo:min-width="8.091cm"/>
    </style:style>
    <style:style style:name="gr24" style:family="graphic" style:parent-style-name="standard">
      <style:graphic-properties draw:fill-color="#eeeeee" draw:textarea-horizontal-align="justify" draw:textarea-vertical-align="top" draw:auto-grow-height="false" fo:min-height="5.298cm" fo:min-width="3.511cm"/>
    </style:style>
    <style:style style:name="gr25" style:family="graphic" style:parent-style-name="standard">
      <style:graphic-properties draw:fill-color="#eeeeee" draw:textarea-horizontal-align="justify" draw:textarea-vertical-align="top" draw:auto-grow-height="false" fo:min-height="2.635cm" fo:min-width="5.411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401cm" fo:min-width="1.3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74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648cm" fo:min-width="0.398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6.205cm" fo:min-width="1.304cm"/>
    </style:style>
    <style:style style:name="gr31" style:family="graphic" style:parent-style-name="standard">
      <style:graphic-properties draw:stroke="none" svg:stroke-color="#000000" draw:fill="none" draw:fill-color="#ffffff" fo:min-height="0.893cm"/>
    </style:style>
    <style:style style:name="gr32" style:family="graphic" style:parent-style-name="standard">
      <style:graphic-properties draw:fill-color="#dddddd" draw:textarea-horizontal-align="justify" draw:textarea-vertical-align="top" draw:auto-grow-height="false" fo:min-height="4.322cm" fo:min-width="7.019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322cm" fo:min-width="6.989cm"/>
    </style:style>
    <style:style style:name="gr34" style:family="graphic" style:parent-style-name="standard">
      <style:graphic-properties draw:fill-color="#dddddd" draw:textarea-horizontal-align="justify" draw:textarea-vertical-align="bottom" draw:auto-grow-height="false" fo:min-height="6.354cm" fo:min-width="14.512cm"/>
    </style:style>
    <style:style style:name="gr35" style:family="graphic" style:parent-style-name="standard">
      <style:graphic-properties draw:fill-color="#cccccc" draw:textarea-horizontal-align="justify" draw:textarea-vertical-align="middle" draw:auto-grow-height="false" fo:min-height="1.356cm" fo:min-width="2.933cm"/>
    </style:style>
    <style:style style:name="gr36" style:family="graphic" style:parent-style-name="standard">
      <style:graphic-properties draw:stroke="none" svg:stroke-color="#000000" draw:fill="none" draw:fill-color="#ffffff" fo:min-height="0.772cm"/>
    </style:style>
    <style:style style:name="gr37" style:family="graphic" style:parent-style-name="standard">
      <style:graphic-properties svg:stroke-width="0.106cm" svg:stroke-color="#333333" draw:marker-start="Circle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fill-color="#eeeeee" draw:textarea-horizontal-align="justify" draw:textarea-vertical-align="top" draw:auto-grow-height="false" fo:min-height="0.803cm" fo:min-width="1.674cm"/>
    </style:style>
    <style:style style:name="gr3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0.893cm" fo:min-width="5.215cm"/>
    </style:style>
    <style:style style:name="gr41" style:family="graphic" style:parent-style-name="standard">
      <style:graphic-properties draw:fill-color="#dddddd" draw:textarea-horizontal-align="justify" draw:textarea-vertical-align="top" draw:auto-grow-height="false" fo:min-height="4.368cm" fo:min-width="14.15cm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1.447cm" fo:min-width="3.726cm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1.447cm" fo:min-width="3.726cm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1.506cm" fo:min-width="6.804cm"/>
    </style:style>
    <style:style style:name="gr45" style:family="graphic" style:parent-style-name="standard">
      <style:graphic-properties draw:fill-color="#cccccc" draw:textarea-horizontal-align="justify" draw:textarea-vertical-align="middle" draw:auto-grow-height="false" fo:min-height="1.506cm" fo:min-width="6.913cm"/>
    </style:style>
    <style:style style:name="gr46" style:family="graphic" style:parent-style-name="standard">
      <style:graphic-properties draw:textarea-horizontal-align="justify" draw:textarea-vertical-align="middle" draw:auto-grow-height="false" fo:min-height="0.564cm" fo:min-width="0.644cm"/>
    </style:style>
    <style:style style:name="gr47" style:family="graphic" style:parent-style-name="standard">
      <style:graphic-properties svg:stroke-width="0.081cm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textarea-horizontal-align="justify" draw:textarea-vertical-align="middle" draw:auto-grow-height="false" fo:min-height="1.851cm" fo:min-width="0.644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1.815cm" fo:min-width="2.549cm"/>
    </style:style>
    <style:style style:name="gr50" style:family="graphic" style:parent-style-name="standard">
      <style:graphic-properties svg:stroke-width="0.081cm" svg:stroke-color="#0000a8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fill-color="#eeeeee" draw:textarea-horizontal-align="justify" draw:textarea-vertical-align="top" draw:auto-grow-height="false" fo:min-height="3.963cm" fo:min-width="17.312cm"/>
    </style:style>
    <style:style style:name="gr52" style:family="graphic" style:parent-style-name="standard">
      <style:graphic-properties draw:fill="solid" draw:fill-color="#dddddd" draw:textarea-horizontal-align="justify" draw:textarea-vertical-align="top" draw:auto-grow-height="false" fo:min-height="5.084cm" fo:min-width="17.312cm"/>
    </style:style>
    <style:style style:name="gr53" style:family="graphic" style:parent-style-name="standard">
      <style:graphic-properties draw:fill-color="#cccccc" draw:textarea-horizontal-align="justify" draw:textarea-vertical-align="top" draw:auto-grow-height="false" fo:min-height="4.703cm" fo:min-width="17.312cm"/>
    </style:style>
    <style:style style:name="gr54" style:family="graphic" style:parent-style-name="standard">
      <style:graphic-properties draw:fill-color="#7ebe3f" draw:textarea-horizontal-align="justify" draw:textarea-vertical-align="middle" draw:auto-grow-height="false" fo:min-height="1.011cm" fo:min-width="7.873cm"/>
    </style:style>
    <style:style style:name="gr55" style:family="graphic" style:parent-style-name="standard">
      <style:graphic-properties draw:fill-color="#7ebe3f" draw:textarea-horizontal-align="justify" draw:textarea-vertical-align="middle" draw:auto-grow-height="false" fo:min-height="1.011cm" fo:min-width="10.399cm"/>
    </style:style>
    <style:style style:name="gr56" style:family="graphic" style:parent-style-name="standard">
      <style:graphic-properties draw:fill-color="#7ebe3f" draw:textarea-horizontal-align="justify" draw:textarea-vertical-align="middle" draw:auto-grow-height="false" fo:min-height="1.011cm" fo:min-width="7.238cm"/>
    </style:style>
    <style:style style:name="gr57" style:family="graphic" style:parent-style-name="standard">
      <style:graphic-properties draw:fill-color="#2bd0d2" draw:textarea-horizontal-align="justify" draw:textarea-vertical-align="middle" draw:auto-grow-height="false" fo:min-height="1.011cm" fo:min-width="11.71cm"/>
    </style:style>
    <style:style style:name="gr58" style:family="graphic" style:parent-style-name="standard">
      <style:graphic-properties draw:fill-color="#bebd3f" draw:textarea-horizontal-align="justify" draw:textarea-vertical-align="middle" draw:auto-grow-height="false" fo:min-height="1.011cm" fo:min-width="14.35cm"/>
    </style:style>
    <style:style style:name="gr59" style:family="graphic" style:parent-style-name="standard">
      <style:graphic-properties draw:fill-color="#7fff00" draw:textarea-horizontal-align="justify" draw:textarea-vertical-align="middle" draw:auto-grow-height="false" fo:min-height="1.011cm" fo:min-width="11.71cm"/>
    </style:style>
    <style:style style:name="gr60" style:family="graphic" style:parent-style-name="standard">
      <style:graphic-properties draw:fill-color="#0000ff" draw:textarea-horizontal-align="justify" draw:textarea-vertical-align="middle" draw:auto-grow-height="false" fo:min-height="0.564cm" fo:min-width="0.58cm"/>
    </style:style>
    <style:style style:name="gr61" style:family="graphic" style:parent-style-name="standard">
      <style:graphic-properties draw:fill-color="#0000ff" draw:textarea-horizontal-align="justify" draw:textarea-vertical-align="middle" draw:auto-grow-height="false" fo:min-height="3.21cm" fo:min-width="0.58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9f9e5f"/>
      <style:paragraph-properties fo:text-align="center"/>
      <style:text-properties fo:color="#ffffff" fo:font-style="normal" fo:font-weight="bold"/>
    </style:style>
    <style:style style:name="P4" style:family="paragraph">
      <loext:graphic-properties draw:fill-color="#9f7e5f"/>
      <style:paragraph-properties fo:text-align="center"/>
      <style:text-properties fo:color="#ffffff" fo:font-weight="bold"/>
    </style:style>
    <style:style style:name="P5" style:family="paragraph">
      <loext:graphic-properties draw:fill-color="#be3f7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fo:color="#ffffff" fo:font-weight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fo:font-weight="bold"/>
    </style:style>
    <style:style style:name="P9" style:family="paragraph">
      <loext:graphic-properties draw:fill="solid" draw:fill-color="#7e2bd2"/>
      <style:paragraph-properties fo:text-align="center"/>
      <style:text-properties fo:color="#ffffff" fo:font-weight="bold"/>
    </style:style>
    <style:style style:name="P10" style:family="paragraph">
      <loext:graphic-properties draw:fill="solid" draw:fill-color="#53a800"/>
      <style:paragraph-properties fo:text-align="center"/>
      <style:text-properties fo:color="#ffffff" fo:font-weight="bold"/>
    </style:style>
    <style:style style:name="P11" style:family="paragraph">
      <loext:graphic-properties draw:fill-color="#80003f"/>
      <style:paragraph-properties fo:text-align="center"/>
      <style:text-properties fo:color="#ffffff" fo:font-weight="bold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dddddd"/>
      <style:paragraph-properties fo:text-align="start"/>
    </style:style>
    <style:style style:name="P20" style:family="paragraph">
      <loext:graphic-properties draw:fill-color="#dddddd"/>
      <style:paragraph-properties fo:text-align="end"/>
    </style:style>
    <style:style style:name="P21" style:family="paragraph">
      <loext:graphic-properties draw:fill-color="#eeeeee"/>
      <style:paragraph-properties fo:text-align="start"/>
      <style:text-properties style:use-window-font-color="true"/>
    </style:style>
    <style:style style:name="P22" style:family="paragraph">
      <loext:graphic-properties draw:fill="solid" draw:fill-color="#dddddd"/>
      <style:paragraph-properties fo:text-align="start"/>
      <style:text-properties style:use-window-font-color="true"/>
    </style:style>
    <style:style style:name="P23" style:family="paragraph">
      <loext:graphic-properties draw:fill-color="#cccccc"/>
      <style:paragraph-properties fo:text-align="start"/>
      <style:text-properties style:use-window-font-color="true"/>
    </style:style>
    <style:style style:name="P24" style:family="paragraph">
      <loext:graphic-properties draw:fill-color="#7ebe3f"/>
      <style:paragraph-properties fo:text-align="center"/>
    </style:style>
    <style:style style:name="P25" style:family="paragraph">
      <loext:graphic-properties draw:fill-color="#2bd0d2"/>
      <style:paragraph-properties fo:text-align="center"/>
    </style:style>
    <style:style style:name="P26" style:family="paragraph">
      <loext:graphic-properties draw:fill-color="#bebd3f"/>
      <style:paragraph-properties fo:text-align="center"/>
    </style:style>
    <style:style style:name="P27" style:family="paragraph">
      <loext:graphic-properties draw:fill-color="#7fff00"/>
      <style:paragraph-properties fo:text-align="center"/>
    </style:style>
    <style:style style:name="P28" style:family="paragraph">
      <loext:graphic-properties draw:fill-color="#0000ff"/>
      <style:paragraph-properties fo:text-align="center"/>
    </style:style>
    <style:style style:name="T1" style:family="text">
      <style:text-properties fo:color="#ffffff" fo:font-style="normal" fo:font-weight="bold"/>
    </style:style>
    <style:style style:name="T2" style:family="text">
      <style:text-properties fo:color="#ffffff" fo:font-weight="bold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measurelines" svg:width="17.144cm" svg:height="7.377cm" svg:x="1.316cm" svg:y="1.305cm" svg:viewBox="0 0 17145 7378" draw:points="14514,4708 14450,4708 14450,4706 14325,4706 14325,4707 11810,4707 11810,4706 11811,4706 11811,2039 11684,2039 10414,2039 10287,2039 10287,2040 0,2040 0,0 17145,0 17145,2040 17145,7374 15847,7374 15847,7378 14514,7378">
          <text:p/>
        </draw:polygon>
        <draw:custom-shape draw:style-name="gr2" draw:text-style-name="P3" draw:layer="layout" svg:width="17.146cm" svg:height="2.561cm" svg:x="1.316cm" svg:y="8.801cm">
          <text:p text:style-name="P2"><text:span text:style-name="T1">Durable Object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09cm" svg:height="2.54cm" svg:x="3.918cm" svg:y="6.1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85cm" svg:height="2.54cm" svg:x="3.856cm" svg:y="6.131cm">
          <text:p text:style-name="P2"><text:span text:style-name="T2">Durable Computing Model</text:span></text:p>
          <draw:enhanced-geometry svg:viewBox="0 0 21600 21600" draw:type="rectangle" draw:enhanced-path="M 0 0 L 21600 0 21600 21600 0 21600 0 0 Z N"/>
        </draw:custom-shape>
        <draw:polygon draw:style-name="gr5" draw:text-style-name="P5" draw:layer="layout" svg:width="5.198cm" svg:height="5.205cm" svg:x="1.324cm" svg:y="3.464cm" svg:viewBox="0 0 5199 5206" draw:points="5199,2540 2413,2540 2413,5206 0,5206 0,2540 0,507 0,0 5199,0">
          <text:p/>
        </draw:polygon>
        <draw:frame draw:style-name="gr6" draw:text-style-name="P6" draw:layer="layout" svg:width="4.826cm" svg:height="1.27cm" svg:x="1.571cm" svg:y="3.953cm">
          <draw:text-box>
            <text:p><text:span text:style-name="T2">Collections</text:span></text:p>
          </draw:text-box>
        </draw:frame>
        <draw:frame draw:style-name="gr7" draw:text-style-name="P8" draw:layer="measurelines" svg:width="12.446cm" svg:height="1.657cm" svg:x="5.815cm" svg:y="1.532cm">
          <draw:text-box>
            <text:p text:style-name="P7"><text:span text:style-name="T2">Durable Models Featured Application</text:span></text:p>
          </draw:text-box>
        </draw:frame>
        <draw:custom-shape draw:style-name="gr8" draw:text-style-name="P9" draw:layer="measurelines" svg:width="6.35cm" svg:height="2.54cm" svg:x="6.651cm" svg:y="3.472cm">
          <text:p text:style-name="P2"><text:span text:style-name="T2">Durable Computing</text:span></text:p>
          <text:p text:style-name="P2"><text:span text:style-name="T2">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measurelines" svg:width="17.13cm" svg:height="1.688cm" svg:x="1.316cm" svg:y="11.485cm">
          <text:p text:style-name="P2"><text:span text:style-name="T2">Non-Volatile / Volatile Mem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measurelines" svg:width="6.096cm" svg:height="1.999cm" svg:x="1.316cm" svg:y="13.3cm">
          <text:p text:style-name="P2"><text:span text:style-name="T2">Local / Remote</text:span></text:p>
          <text:p text:style-name="P2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measurelines" svg:width="5.44cm" svg:height="1.999cm" svg:x="13cm" svg:y="13.3cm">
          <text:p text:style-name="P2"><text:span text:style-name="T2">Storage Class</text:span></text:p>
          <text:p text:style-name="P2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measurelines" svg:width="5.334cm" svg:height="1.999cm" svg:x="7.539cm" svg:y="13.3cm">
          <text:p text:style-name="P2"><text:span text:style-name="T2">Dynamic</text:span></text:p>
          <text:p text:style-name="P2"><text:span text:style-name="T2">Memory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12" draw:layer="controls" svg:width="4.445cm" svg:height="8.636cm" svg:x="4.075cm" svg:y="5.064cm">
          <text:p text:style-name="P2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controls" svg:x1="5.98cm" svg:y1="11.033cm" svg:x2="9.79cm" svg:y2="11.033cm">
          <text:p/>
        </draw:line>
        <draw:custom-shape draw:style-name="gr15" draw:text-style-name="P13" draw:layer="controls" svg:width="4.953cm" svg:height="1.778cm" svg:x="9.663cm" svg:y="10.144cm">
          <text:p text:style-name="P2">Age: 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controls" svg:x1="5.853cm" svg:y1="8.112cm" svg:x2="9.663cm" svg:y2="8.112cm">
          <text:p/>
        </draw:line>
        <draw:custom-shape draw:style-name="gr16" draw:text-style-name="P13" draw:layer="controls" svg:width="5.207cm" svg:height="1.651cm" svg:x="9.636cm" svg:y="7.274cm">
          <text:p text:style-name="P2">Name : String</text:p>
          <draw:enhanced-geometry svg:viewBox="0 0 21600 21600" draw:type="rectangle" draw:enhanced-path="M 0 0 L 21600 0 21600 21600 0 21600 0 0 Z N"/>
        </draw:custom-shape>
        <draw:frame draw:style-name="gr17" draw:text-style-name="P14" draw:layer="controls" svg:width="15.113cm" svg:height="2.159cm" svg:x="2.27cm" svg:y="1.635cm">
          <draw:text-box>
            <text:p><text:span text:style-name="T3">Durable object with String and primitive type of valu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4.445cm" svg:height="9.654cm" svg:x="4.076cm" svg:y="4.048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5.981cm" svg:y1="12.635cm" svg:x2="9.791cm" svg:y2="12.635cm">
          <text:p/>
        </draw:line>
        <draw:custom-shape draw:style-name="gr15" draw:text-style-name="P13" draw:layer="layout" svg:width="4.953cm" svg:height="1.778cm" svg:x="9.664cm" svg:y="11.746cm">
          <text:p text:style-name="P2">Age: 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5.854cm" svg:y1="9.714cm" svg:x2="9.664cm" svg:y2="9.714cm">
          <text:p/>
        </draw:line>
        <draw:custom-shape draw:style-name="gr16" draw:text-style-name="P13" draw:layer="layout" svg:width="5.207cm" svg:height="1.651cm" svg:x="9.637cm" svg:y="8.876cm">
          <text:p text:style-name="P2">Name : String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Generic type of value</text:span></text:p>
          </draw:text-box>
        </draw:frame>
        <draw:line draw:style-name="gr14" draw:text-style-name="P2" draw:layer="layout" svg:x1="5.854cm" svg:y1="6.745cm" svg:x2="9.664cm" svg:y2="6.745cm">
          <text:p/>
        </draw:line>
        <draw:custom-shape draw:style-name="gr16" draw:text-style-name="P13" draw:layer="layout" svg:width="5.207cm" svg:height="1.651cm" svg:x="9.637cm" svg:y="5.907cm">
          <text:p text:style-name="P2">Element : &lt;E&gt;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Durable Buffer</text:span></text:p>
          </draw:text-box>
        </draw:frame>
        <draw:line draw:style-name="gr14" draw:text-style-name="P2" draw:layer="layout" svg:x1="5.854cm" svg:y1="12.445cm" svg:x2="9.664cm" svg:y2="12.445cm">
          <text:p/>
        </draw:line>
        <draw:custom-shape draw:style-name="gr16" draw:text-style-name="P13" draw:layer="layout" svg:width="5.207cm" svg:height="1.651cm" svg:x="9.637cm" svg:y="11.607cm">
          <text:p text:style-name="P2">Element : &lt;E&gt;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826cm" svg:y1="7.277cm" svg:x2="9.636cm" svg:y2="7.277cm">
          <text:p/>
        </draw:line>
        <draw:custom-shape draw:style-name="gr20" draw:text-style-name="P13" draw:layer="layout" svg:width="7.774cm" svg:height="1.651cm" svg:x="9.609cm" svg:y="6.4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8.493cm" svg:x2="11.922cm" svg:y2="11.287cm">
          <text:p/>
        </draw:line>
        <draw:line draw:style-name="gr21" draw:text-style-name="P15" draw:layer="layout" svg:x1="6.122cm" svg:y1="8.493cm" svg:x2="6.122cm" svg:y2="11.287cm">
          <text:p/>
        </draw:line>
      </draw:page>
      <draw:page draw:name="page5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Durable Chunk</text:span></text:p>
          </draw:text-box>
        </draw:frame>
        <draw:line draw:style-name="gr14" draw:text-style-name="P2" draw:layer="layout" svg:x1="5.854cm" svg:y1="12.445cm" svg:x2="9.664cm" svg:y2="12.445cm">
          <text:p/>
        </draw:line>
        <draw:custom-shape draw:style-name="gr16" draw:text-style-name="P13" draw:layer="layout" svg:width="5.207cm" svg:height="1.651cm" svg:x="9.637cm" svg:y="11.607cm">
          <text:p text:style-name="P2">Element : &lt;E&gt;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826cm" svg:y1="8.977cm" svg:x2="9.636cm" svg:y2="8.977cm">
          <text:p/>
        </draw:line>
        <draw:custom-shape draw:style-name="gr20" draw:text-style-name="P13" draw:layer="layout" svg:width="7.774cm" svg:height="1.651cm" svg:x="9.609cm" svg:y="8.1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10.144cm" svg:x2="11.922cm" svg:y2="11.287cm">
          <text:p/>
        </draw:line>
        <draw:line draw:style-name="gr21" draw:text-style-name="P15" draw:layer="layout" svg:x1="6.122cm" svg:y1="10.144cm" svg:x2="6.122cm" svg:y2="11.287cm">
          <text:p/>
        </draw:line>
        <draw:line draw:style-name="gr14" draw:text-style-name="P2" draw:layer="layout" svg:x1="5.827cm" svg:y1="6.577cm" svg:x2="9.637cm" svg:y2="6.577cm">
          <text:p/>
        </draw:line>
        <draw:custom-shape draw:style-name="gr22" draw:text-style-name="P13" draw:layer="layout" svg:width="8.662cm" svg:height="1.651cm" svg:x="9.61cm" svg:y="5.739cm">
          <text:p text:style-name="P2">Preference : DurableChunk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9" draw:text-style-name="P12" draw:layer="layout" svg:width="4.445cm" svg:height="10.543cm" svg:x="4.076cm" svg:y="4.059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object with other durable objects</text:span></text:p>
          </draw:text-box>
        </draw:frame>
        <draw:line draw:style-name="gr14" draw:text-style-name="P2" draw:layer="layout" svg:x1="5.826cm" svg:y1="12.877cm" svg:x2="9.636cm" svg:y2="12.877cm">
          <text:p/>
        </draw:line>
        <draw:custom-shape draw:style-name="gr20" draw:text-style-name="P13" draw:layer="layout" svg:width="7.774cm" svg:height="1.651cm" svg:x="9.609cm" svg:y="12.039cm">
          <text:p text:style-name="P2">Picture : DurableBuffer</text:p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1.922cm" svg:y1="10.344cm" svg:x2="11.922cm" svg:y2="11.487cm">
          <text:p/>
        </draw:line>
        <draw:line draw:style-name="gr21" draw:text-style-name="P15" draw:layer="layout" svg:x1="6.122cm" svg:y1="10.344cm" svg:x2="6.122cm" svg:y2="11.487cm">
          <text:p/>
        </draw:line>
        <draw:line draw:style-name="gr14" draw:text-style-name="P2" draw:layer="layout" svg:x1="5.827cm" svg:y1="6.577cm" svg:x2="9.637cm" svg:y2="6.577cm">
          <text:p/>
        </draw:line>
        <draw:line draw:style-name="gr14" draw:text-style-name="P2" draw:layer="layout" svg:x1="5.828cm" svg:y1="8.977cm" svg:x2="9.638cm" svg:y2="8.977cm">
          <text:p/>
        </draw:line>
        <draw:custom-shape draw:style-name="gr23" draw:text-style-name="P13" draw:layer="layout" svg:width="8.763cm" svg:height="1.778cm" svg:x="9.587cm" svg:y="5.726cm">
          <text:p text:style-name="P2">Mother: 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8.763cm" svg:height="1.778cm" svg:x="9.587cm" svg:y="8.103cm">
          <text:p text:style-name="P2">Father: 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24" draw:text-style-name="P12" draw:layer="layout" svg:width="4.445cm" svg:height="5.982cm" svg:x="2.176cm" svg:y="8.62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singly linked list with durable objects (and Map, Set, Tree)</text:span></text:p>
          </draw:text-box>
        </draw:frame>
        <draw:line draw:style-name="gr21" draw:text-style-name="P15" draw:layer="layout" svg:x1="4.222cm" svg:y1="10.725cm" svg:x2="4.222cm" svg:y2="13.183cm">
          <text:p/>
        </draw:line>
        <draw:custom-shape draw:style-name="gr25" draw:text-style-name="P12" draw:layer="layout" svg:width="6.223cm" svg:height="3.197cm" svg:x="1.327cm" svg:y="3.645cm">
          <text:p text:style-name="P2">Node&lt;Person&lt;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3.275cm" svg:y1="5.953cm" svg:x2="3.275cm" svg:y2="8.62cm">
          <text:p/>
        </draw:line>
        <draw:line draw:style-name="gr14" draw:text-style-name="P2" draw:layer="layout" svg:x1="5.433cm" svg:y1="6.164cm" svg:x2="8.566cm" svg:y2="6.164cm">
          <text:p/>
        </draw:line>
        <draw:line draw:style-name="gr21" draw:text-style-name="P15" draw:layer="layout" svg:x1="16.221cm" svg:y1="6.114cm" svg:x2="18.158cm" svg:y2="6.08cm">
          <text:p/>
        </draw:line>
        <draw:custom-shape draw:style-name="gr24" draw:text-style-name="P12" draw:layer="layout" svg:width="4.445cm" svg:height="5.982cm" svg:x="9.375cm" svg:y="8.621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1.421cm" svg:y1="10.726cm" svg:x2="11.421cm" svg:y2="13.184cm">
          <text:p/>
        </draw:line>
        <draw:custom-shape draw:style-name="gr25" draw:text-style-name="P12" draw:layer="layout" svg:width="6.223cm" svg:height="3.197cm" svg:x="8.526cm" svg:y="3.646cm">
          <text:p text:style-name="P2">Node&lt;Person&lt;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10.474cm" svg:y1="5.954cm" svg:x2="10.474cm" svg:y2="8.621cm">
          <text:p/>
        </draw:line>
        <draw:line draw:style-name="gr14" draw:text-style-name="P2" draw:layer="layout" svg:x1="12.632cm" svg:y1="6.165cm" svg:x2="15.832cm" svg:y2="6.165cm">
          <text:p/>
        </draw:line>
        <draw:line draw:style-name="gr21" draw:text-style-name="P15" draw:layer="layout" svg:x1="15.122cm" svg:y1="9.314cm" svg:x2="18.483cm" svg:y2="9.255cm">
          <text:p/>
        </draw:line>
      </draw:page>
      <draw:page draw:name="page8" draw:style-name="dp1" draw:master-page-name="Default">
        <draw:custom-shape draw:style-name="gr26" draw:text-style-name="P13" draw:layer="layout" svg:width="1.804cm" svg:height="1.651cm" svg:x="7.8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6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1.4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4.9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1D durable chunk with durable objects</text:span></text:p>
          </draw:text-box>
        </draw:frame>
        <draw:custom-shape draw:style-name="gr24" draw:text-style-name="P12" draw:layer="layout" svg:width="4.445cm" svg:height="5.982cm" svg:x="2.229cm" svg:y="8.592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4.275cm" svg:y1="10.697cm" svg:x2="4.275cm" svg:y2="13.155cm">
          <text:p/>
        </draw:line>
        <draw:line draw:style-name="gr14" draw:text-style-name="P2" draw:layer="layout" svg:x1="3.328cm" svg:y1="5.925cm" svg:x2="3.328cm" svg:y2="8.592cm">
          <text:p/>
        </draw:line>
        <draw:line draw:style-name="gr21" draw:text-style-name="P15" draw:layer="layout" svg:x1="16.274cm" svg:y1="6.086cm" svg:x2="18.211cm" svg:y2="6.052cm">
          <text:p/>
        </draw:line>
        <draw:custom-shape draw:style-name="gr24" draw:text-style-name="P12" draw:layer="layout" svg:width="4.445cm" svg:height="5.982cm" svg:x="9.428cm" svg:y="8.593cm">
          <text:p text:style-name="P2">Person&lt;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5" draw:layer="layout" svg:x1="11.474cm" svg:y1="10.698cm" svg:x2="11.474cm" svg:y2="13.156cm">
          <text:p/>
        </draw:line>
        <draw:line draw:style-name="gr14" draw:text-style-name="P2" draw:layer="layout" svg:x1="10.527cm" svg:y1="5.926cm" svg:x2="10.527cm" svg:y2="8.593cm">
          <text:p/>
        </draw:line>
        <draw:line draw:style-name="gr21" draw:text-style-name="P15" draw:layer="layout" svg:x1="14.475cm" svg:y1="9.286cm" svg:x2="17.836cm" svg:y2="9.227cm">
          <text:p/>
        </draw:line>
        <draw:custom-shape draw:style-name="gr26" draw:text-style-name="P13" draw:layer="layout" svg:width="1.804cm" svg:height="1.651cm" svg:x="4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6.0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3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5.098cm" svg:y="4.9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723cm" svg:height="0.954cm" svg:x="2.5cm" svg:y="3.921cm">
          <draw:text-box>
            <text:p>Durable Chunk</text:p>
          </draw:text-box>
        </draw:frame>
      </draw:page>
      <draw:page draw:name="page9" draw:style-name="dp1" draw:master-page-name="Default">
        <draw:custom-shape draw:style-name="gr26" draw:text-style-name="P13" draw:layer="layout" svg:width="1.804cm" svg:height="1.651cm" svg:x="7.8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6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1.4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4.9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2D durable buffer with durable objects</text:span></text:p>
          </draw:text-box>
        </draw:frame>
        <draw:line draw:style-name="gr21" draw:text-style-name="P15" draw:layer="layout" svg:x1="3.413cm" svg:y1="13.319cm" svg:x2="3.413cm" svg:y2="15.432cm">
          <text:p/>
        </draw:line>
        <draw:line draw:style-name="gr14" draw:text-style-name="P2" draw:layer="layout" svg:x1="3.328cm" svg:y1="5.925cm" svg:x2="3.328cm" svg:y2="8.592cm">
          <text:p/>
        </draw:line>
        <draw:line draw:style-name="gr21" draw:text-style-name="P15" draw:layer="layout" svg:x1="16.274cm" svg:y1="6.086cm" svg:x2="18.211cm" svg:y2="6.052cm">
          <text:p/>
        </draw:line>
        <draw:line draw:style-name="gr14" draw:text-style-name="P2" draw:layer="layout" svg:x1="10.527cm" svg:y1="5.926cm" svg:x2="10.527cm" svg:y2="8.593cm">
          <text:p/>
        </draw:line>
        <draw:line draw:style-name="gr21" draw:text-style-name="P15" draw:layer="layout" svg:x1="14.475cm" svg:y1="9.286cm" svg:x2="17.836cm" svg:y2="9.227cm">
          <text:p/>
        </draw:line>
        <draw:custom-shape draw:style-name="gr26" draw:text-style-name="P13" draw:layer="layout" svg:width="1.804cm" svg:height="1.651cm" svg:x="4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6.0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3.298cm" svg:y="4.9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15.098cm" svg:y="4.937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4.574cm" svg:height="0.954cm" svg:x="2.5cm" svg:y="3.921cm">
          <draw:text-box>
            <text:p>Durable Buffer</text:p>
          </draw:text-box>
        </draw:frame>
        <draw:custom-shape draw:style-name="gr26" draw:text-style-name="P13" draw:layer="layout" svg:width="1.804cm" svg:height="1.651cm" svg:x="2.498cm" svg:y="8.6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10.27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2.498cm" svg:y="11.89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3.028cm" svg:y1="9.509cm" svg:x2="5.318cm" svg:y2="9.509cm">
          <text:p/>
        </draw:line>
        <draw:custom-shape draw:style-name="gr29" draw:text-style-name="P12" draw:layer="layout" svg:width="1.27cm" svg:height="1.27cm" svg:x="5.345cm" svg:y="8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3.03cm" svg:y1="11.11cm" svg:x2="5.32cm" svg:y2="11.11cm">
          <text:p/>
        </draw:line>
        <draw:custom-shape draw:style-name="gr29" draw:text-style-name="P12" draw:layer="layout" svg:width="1.27cm" svg:height="1.27cm" svg:x="5.347cm" svg:y="10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3.03cm" svg:y1="12.71cm" svg:x2="5.32cm" svg:y2="12.71cm">
          <text:p/>
        </draw:line>
        <draw:custom-shape draw:style-name="gr29" draw:text-style-name="P12" draw:layer="layout" svg:width="1.27cm" svg:height="1.27cm" svg:x="5.347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5" draw:layer="layout" svg:x1="10.514cm" svg:y1="13.272cm" svg:x2="10.514cm" svg:y2="15.385cm">
          <text:p/>
        </draw:line>
        <draw:custom-shape draw:style-name="gr26" draw:text-style-name="P13" draw:layer="layout" svg:width="1.804cm" svg:height="1.651cm" svg:x="9.599cm" svg:y="8.5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599cm" svg:y="10.2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804cm" svg:height="1.651cm" svg:x="9.599cm" svg:y="11.84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0.129cm" svg:y1="9.462cm" svg:x2="12.419cm" svg:y2="9.462cm">
          <text:p/>
        </draw:line>
        <draw:custom-shape draw:style-name="gr29" draw:text-style-name="P12" draw:layer="layout" svg:width="1.27cm" svg:height="1.27cm" svg:x="12.446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0.131cm" svg:y1="11.063cm" svg:x2="12.421cm" svg:y2="11.063cm">
          <text:p/>
        </draw:line>
        <draw:custom-shape draw:style-name="gr29" draw:text-style-name="P12" draw:layer="layout" svg:width="1.27cm" svg:height="1.27cm" svg:x="12.448cm" svg:y="10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0.131cm" svg:y1="12.663cm" svg:x2="12.421cm" svg:y2="12.663cm">
          <text:p/>
        </draw:line>
        <draw:custom-shape draw:style-name="gr29" draw:text-style-name="P12" draw:layer="layout" svg:width="1.27cm" svg:height="1.27cm" svg:x="12.448cm" svg:y="1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0" draw:text-style-name="P13" draw:layer="layout" svg:width="1.804cm" svg:height="6.455cm" svg:x="7.8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9.6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11.4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2.498cm" svg:y="6.737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1cm" svg:y="1.637cm">
          <draw:text-box>
            <text:p><text:span text:style-name="T3">Durable Chunk Buffers</text:span></text:p>
          </draw:text-box>
        </draw:frame>
        <draw:line draw:style-name="gr21" draw:text-style-name="P15" draw:layer="layout" svg:x1="16.274cm" svg:y1="7.586cm" svg:x2="18.211cm" svg:y2="7.552cm">
          <text:p/>
        </draw:line>
        <draw:custom-shape draw:style-name="gr30" draw:text-style-name="P13" draw:layer="layout" svg:width="1.804cm" svg:height="6.455cm" svg:x="4.2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6.0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13.298cm" svg:y="6.73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804cm" svg:height="6.455cm" svg:x="15.098cm" svg:y="6.737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4.723cm" svg:height="0.954cm" svg:x="2.451cm" svg:y="5.645cm">
          <draw:text-box>
            <text:p>Durable Chunk</text:p>
          </draw:text-box>
        </draw:frame>
        <draw:frame draw:style-name="gr31" draw:text-style-name="P17" draw:layer="layout" svg:width="5.588cm" svg:height="1.143cm" draw:transform="rotate (1.5707963267949) translate (2.905cm 12.684cm)">
          <draw:text-box>
            <text:p text:style-name="P2">Durable Buffer</text:p>
          </draw:text-box>
        </draw:frame>
        <draw:frame draw:style-name="gr31" draw:text-style-name="P17" draw:layer="layout" svg:width="5.588cm" svg:height="1.143cm" draw:transform="rotate (1.5707963267949) translate (4.706cm 12.684cm)">
          <draw:text-box>
            <text:p text:style-name="P2">Durable Buffer</text:p>
          </draw:text-box>
        </draw:frame>
        <draw:frame draw:style-name="gr31" draw:text-style-name="P17" draw:layer="layout" svg:width="5.588cm" svg:height="1.143cm" draw:transform="rotate (1.5707963267949) translate (6.406cm 12.684cm)">
          <draw:text-box>
            <text:p text:style-name="P2">Durable Buffer</text:p>
          </draw:text-box>
        </draw:frame>
      </draw:page>
      <draw:page draw:name="page11" draw:style-name="dp1" draw:master-page-name="Default">
        <draw:custom-shape draw:style-name="gr32" draw:text-style-name="P19" draw:layer="layout" svg:width="7.519cm" svg:height="4.572cm" svg:x="2.606cm" svg:y="3.621cm">
          <text:p text:style-name="P18">Application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2cm" svg:y="1.638cm">
          <draw:text-box>
            <text:p><text:span text:style-name="T3">Durable Computing : Sorting</text:span></text:p>
          </draw:text-box>
        </draw:frame>
        <draw:custom-shape draw:style-name="gr33" draw:text-style-name="P20" draw:layer="layout" svg:width="7.489cm" svg:height="4.572cm" svg:x="10.129cm" svg:y="3.621cm">
          <text:p text:style-name="P7">Native Sort Service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5.012cm" svg:height="6.604cm" svg:x="2.606cm" svg:y="8.193cm">
          <text:p text:style-name="P7">N-Dims Durable Li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5.645cm" svg:y1="6.442cm" svg:x2="12.122cm" svg:y2="6.442cm">
          <text:p/>
        </draw:line>
        <draw:custom-shape draw:style-name="gr35" draw:text-style-name="P13" draw:layer="layout" svg:width="3.605cm" svg:height="1.778cm" svg:x="12.138cm" svg:y="5.526cm">
          <text:p text:style-name="P2">Sor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6" draw:layer="layout" svg:width="3.81cm" svg:height="1.022cm" svg:x="6.207cm" svg:y="5.566cm">
          <draw:text-box>
            <text:p>perform(...)</text:p>
          </draw:text-box>
        </draw:frame>
        <draw:line draw:style-name="gr37" draw:text-style-name="P2" draw:layer="layout" svg:x1="6.08cm" svg:y1="6.588cm" svg:x2="6.08cm" svg:y2="9.636cm">
          <text:p/>
        </draw:line>
        <draw:line draw:style-name="gr37" draw:text-style-name="P2" draw:layer="layout" svg:x1="12.684cm" svg:y1="6.588cm" svg:x2="7.604cm" svg:y2="9.636cm">
          <text:p/>
        </draw:line>
        <draw:custom-shape draw:style-name="gr38" draw:text-style-name="P12" xml:id="id1" draw:id="id1" draw:layer="layout" svg:width="2.286cm" svg:height="1.165cm" svg:x="5.445cm" svg:y="9.6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5cm" svg:y1="10.218cm" svg:x2="5.446cm" svg:y2="11.718cm" draw:start-shape="id1" draw:start-glue-point="3" draw:end-shape="id2" svg:d="M5445 10218c-751 0-752 1500 1 1500" svg:viewBox="0 0 565 1501">
          <text:p/>
        </draw:connector>
        <draw:custom-shape draw:style-name="gr38" draw:text-style-name="P12" xml:id="id2" draw:id="id2" draw:layer="layout" svg:width="2.286cm" svg:height="1.165cm" svg:x="5.446cm" svg:y="11.1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6cm" svg:y1="11.718cm" svg:x2="5.421cm" svg:y2="13.205cm" draw:start-shape="id2" draw:start-glue-point="3" svg:d="M5446 11718c-751 0-739 1487-25 1487" svg:viewBox="0 0 563 1488">
          <text:p/>
        </draw:connector>
        <draw:line draw:style-name="gr21" draw:text-style-name="P15" draw:layer="layout" svg:x1="6.461cm" svg:y1="12.476cm" svg:x2="6.461cm" svg:y2="14.589cm">
          <text:p/>
        </draw:line>
        <draw:custom-shape draw:style-name="gr38" draw:text-style-name="P12" xml:id="id3" draw:id="id3" draw:layer="layout" svg:width="2.286cm" svg:height="1.165cm" svg:x="9.008cm" svg:y="9.6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8cm" svg:y1="10.219cm" svg:x2="9.009cm" svg:y2="11.719cm" draw:start-shape="id3" draw:start-glue-point="3" draw:end-shape="id4" svg:d="M9008 10219c-751 0-752 1500 1 1500" svg:viewBox="0 0 565 1501">
          <text:p/>
        </draw:connector>
        <draw:custom-shape draw:style-name="gr38" draw:text-style-name="P12" xml:id="id4" draw:id="id4" draw:layer="layout" svg:width="2.286cm" svg:height="1.165cm" svg:x="9.009cm" svg:y="11.1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9cm" svg:y1="11.719cm" svg:x2="8.984cm" svg:y2="13.206cm" draw:start-shape="id4" draw:start-glue-point="3" svg:d="M9009 11719c-751 0-739 1487-25 1487" svg:viewBox="0 0 563 1488">
          <text:p/>
        </draw:connector>
        <draw:line draw:style-name="gr21" draw:text-style-name="P15" draw:layer="layout" svg:x1="10.024cm" svg:y1="12.477cm" svg:x2="10.024cm" svg:y2="14.59cm">
          <text:p/>
        </draw:line>
        <draw:connector draw:style-name="gr39" draw:text-style-name="P15" draw:layer="layout" draw:type="curve" svg:x1="7.731cm" svg:y1="10.218cm" svg:x2="9.008cm" svg:y2="10.219cm" draw:start-shape="id1" draw:start-glue-point="1" draw:end-shape="id3" svg:d="M7731 10218c958 0 320 1 1277 1" svg:viewBox="0 0 1278 2">
          <text:p/>
        </draw:connector>
        <draw:line draw:style-name="gr21" draw:text-style-name="P15" draw:layer="layout" svg:x1="11.668cm" svg:y1="10.271cm" svg:x2="15.029cm" svg:y2="10.212cm">
          <text:p/>
        </draw:line>
        <draw:line draw:style-name="gr21" draw:text-style-name="P15" draw:layer="layout" svg:x1="11.676cm" svg:y1="11.787cm" svg:x2="15.037cm" svg:y2="11.728cm">
          <text:p/>
        </draw:line>
      </draw:page>
      <draw:page draw:name="page12" draw:style-name="dp1" draw:master-page-name="Default">
        <draw:custom-shape draw:style-name="gr32" draw:text-style-name="P19" draw:layer="layout" svg:width="7.519cm" svg:height="4.572cm" svg:x="2.606cm" svg:y="3.621cm">
          <text:p text:style-name="P18">Application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5.113cm" svg:height="2.159cm" svg:x="2.272cm" svg:y="1.638cm">
          <draw:text-box>
            <text:p><text:span text:style-name="T3">Durable Computing : Vectoring</text:span></text:p>
          </draw:text-box>
        </draw:frame>
        <draw:custom-shape draw:style-name="gr33" draw:text-style-name="P20" draw:layer="layout" svg:width="7.489cm" svg:height="4.572cm" svg:x="10.129cm" svg:y="3.621cm">
          <text:p text:style-name="P7">Native Vectoring Service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15.012cm" svg:height="6.604cm" svg:x="2.606cm" svg:y="8.193cm">
          <text:p text:style-name="P7">N-Dims Durable Li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5.645cm" svg:y1="6.442cm" svg:x2="12.122cm" svg:y2="6.442cm">
          <text:p/>
        </draw:line>
        <draw:custom-shape draw:style-name="gr35" draw:text-style-name="P13" draw:layer="layout" svg:width="3.605cm" svg:height="1.778cm" svg:x="12.138cm" svg:y="5.526cm">
          <text:p text:style-name="P2">Vecto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6" draw:layer="layout" svg:width="3.81cm" svg:height="1.022cm" svg:x="6.207cm" svg:y="5.566cm">
          <draw:text-box>
            <text:p>perform(...)</text:p>
          </draw:text-box>
        </draw:frame>
        <draw:line draw:style-name="gr37" draw:text-style-name="P2" draw:layer="layout" svg:x1="6.08cm" svg:y1="6.588cm" svg:x2="6.08cm" svg:y2="10.398cm">
          <text:p/>
        </draw:line>
        <draw:line draw:style-name="gr37" draw:text-style-name="P2" draw:layer="layout" svg:x1="12.684cm" svg:y1="6.588cm" svg:x2="7.604cm" svg:y2="10.398cm">
          <text:p/>
        </draw:line>
        <draw:custom-shape draw:style-name="gr38" draw:text-style-name="P12" xml:id="id5" draw:id="id5" draw:layer="layout" svg:width="2.286cm" svg:height="1.165cm" svg:x="5.445cm" svg:y="10.3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5cm" svg:y1="10.918cm" svg:x2="5.446cm" svg:y2="12.418cm" draw:start-shape="id5" draw:start-glue-point="3" draw:end-shape="id6" svg:d="M5445 10918c-751 0-752 1500 1 1500" svg:viewBox="0 0 565 1501">
          <text:p/>
        </draw:connector>
        <draw:custom-shape draw:style-name="gr38" draw:text-style-name="P12" xml:id="id6" draw:id="id6" draw:layer="layout" svg:width="2.286cm" svg:height="1.165cm" svg:x="5.446cm" svg:y="11.836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5.446cm" svg:y1="12.418cm" svg:x2="5.421cm" svg:y2="13.905cm" draw:start-shape="id6" draw:start-glue-point="3" svg:d="M5446 12418c-751 0-739 1487-25 1487" svg:viewBox="0 0 563 1488">
          <text:p/>
        </draw:connector>
        <draw:line draw:style-name="gr21" draw:text-style-name="P15" draw:layer="layout" svg:x1="6.461cm" svg:y1="13.192cm" svg:x2="6.461cm" svg:y2="14.589cm">
          <text:p/>
        </draw:line>
        <draw:custom-shape draw:style-name="gr38" draw:text-style-name="P12" xml:id="id7" draw:id="id7" draw:layer="layout" svg:width="2.286cm" svg:height="1.165cm" svg:x="9.008cm" svg:y="10.3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8cm" svg:y1="10.919cm" svg:x2="9.009cm" svg:y2="12.419cm" draw:start-shape="id7" draw:start-glue-point="3" draw:end-shape="id8" svg:d="M9008 10919c-751 0-752 1500 1 1500" svg:viewBox="0 0 565 1501">
          <text:p/>
        </draw:connector>
        <draw:custom-shape draw:style-name="gr38" draw:text-style-name="P12" xml:id="id8" draw:id="id8" draw:layer="layout" svg:width="2.286cm" svg:height="1.165cm" svg:x="9.009cm" svg:y="11.837cm"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5" draw:layer="layout" draw:type="curve" svg:x1="9.009cm" svg:y1="12.419cm" svg:x2="8.984cm" svg:y2="13.906cm" draw:start-shape="id8" draw:start-glue-point="3" svg:d="M9009 12419c-751 0-739 1487-25 1487" svg:viewBox="0 0 563 1488">
          <text:p/>
        </draw:connector>
        <draw:line draw:style-name="gr21" draw:text-style-name="P15" draw:layer="layout" svg:x1="10.024cm" svg:y1="13.193cm" svg:x2="10.024cm" svg:y2="14.59cm">
          <text:p/>
        </draw:line>
        <draw:connector draw:style-name="gr39" draw:text-style-name="P15" draw:layer="layout" draw:type="curve" svg:x1="7.731cm" svg:y1="10.918cm" svg:x2="9.008cm" svg:y2="10.919cm" draw:start-shape="id5" draw:start-glue-point="1" draw:end-shape="id7" svg:d="M7731 10918c958 0 320 1 1277 1" svg:viewBox="0 0 1278 2">
          <text:p/>
        </draw:connector>
        <draw:line draw:style-name="gr21" draw:text-style-name="P15" draw:layer="layout" svg:x1="11.668cm" svg:y1="10.971cm" svg:x2="15.029cm" svg:y2="10.912cm">
          <text:p/>
        </draw:line>
        <draw:line draw:style-name="gr21" draw:text-style-name="P15" draw:layer="layout" svg:x1="11.676cm" svg:y1="12.487cm" svg:x2="15.037cm" svg:y2="12.428cm">
          <text:p/>
        </draw:line>
        <draw:custom-shape draw:style-name="gr40" draw:text-style-name="P13" draw:layer="layout" svg:width="5.715cm" svg:height="1.143cm" svg:x="11.033cm" svg:y="8.893cm">
          <text:p text:style-name="P2">Vectoring Buffers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5.715cm" svg:height="1.143cm" svg:x="10.833cm" svg:y="8.793cm">
          <text:p text:style-name="P2">Vectoring Buffers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5.715cm" svg:height="1.143cm" svg:x="10.633cm" svg:y="8.693cm">
          <text:p text:style-name="P2">Vectoring Buffers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6.08cm" svg:y1="6.588cm" svg:x2="10.652cm" svg:y2="9.382cm">
          <text:p/>
        </draw:line>
        <draw:line draw:style-name="gr37" draw:text-style-name="P2" draw:layer="layout" svg:x1="15.184cm" svg:y1="6.842cm" svg:x2="15.184cm" svg:y2="8.747cm">
          <text:p/>
        </draw:line>
      </draw:page>
      <draw:page draw:name="page13" draw:style-name="dp1" draw:master-page-name="Default">
        <draw:frame draw:style-name="gr17" draw:text-style-name="P14" draw:layer="layout" svg:width="15.113cm" svg:height="2.159cm" svg:x="2.273cm" svg:y="1.639cm">
          <draw:text-box>
            <text:p><text:span text:style-name="T3">Durable Memory Service Layers</text:span></text:p>
          </draw:text-box>
        </draw:frame>
        <draw:custom-shape draw:style-name="gr41" draw:text-style-name="P19" draw:layer="layout" svg:width="14.65cm" svg:height="4.618cm" svg:x="2.651cm" svg:y="3.432cm">
          <text:p text:style-name="P18">Application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3.605cm" svg:height="1.778cm" svg:x="3.807cm" svg:y="4.945cm">
          <text:p text:style-name="P2">Biz Logic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605cm" svg:height="1.778cm" svg:x="7.998cm" svg:y="4.183cm">
          <text:p text:style-name="P2">Biz Logic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3.605cm" svg:height="1.778cm" svg:x="12.062cm" svg:y="5.326cm">
          <text:p text:style-name="P2">Biz Logic 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226cm" svg:height="1.697cm" svg:x="2.87cm" svg:y="11.0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2.747cm" svg:y="10.9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2.624cm" svg:y="10.828cm">
          <text:p text:style-name="P2">vmem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7.304cm" svg:height="1.756cm" svg:x="2.651cm" svg:y="8.072cm">
          <text:p text:style-name="P2">Volatile Memory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7.413cm" svg:height="1.756cm" svg:x="9.89cm" svg:y="8.072cm">
          <text:p text:style-name="P2">Non-Volatile Memory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2.9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7" draw:text-style-name="P2" draw:layer="layout" svg:x1="5.572cm" svg:y1="6.677cm" svg:x2="5.572cm" svg:y2="8.201cm">
          <text:p/>
        </draw:line>
        <draw:line draw:style-name="gr47" draw:text-style-name="P2" draw:layer="layout" svg:x1="9.366cm" svg:y1="5.915cm" svg:x2="8.096cm" svg:y2="8.074cm">
          <text:p/>
        </draw:line>
        <draw:line draw:style-name="gr47" draw:text-style-name="P2" draw:layer="layout" svg:x1="10.466cm" svg:y1="5.916cm" svg:x2="11.625cm" svg:y2="8.201cm">
          <text:p/>
        </draw:line>
        <draw:line draw:style-name="gr47" draw:text-style-name="P2" draw:layer="layout" svg:x1="14.072cm" svg:y1="6.677cm" svg:x2="14.072cm" svg:y2="8.201cm">
          <text:p/>
        </draw:line>
        <draw:custom-shape draw:style-name="gr42" draw:text-style-name="P13" draw:layer="layout" svg:width="4.226cm" svg:height="1.697cm" svg:x="5.57cm" svg:y="12.5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5.447cm" svg:y="12.4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5.324cm" svg:y="12.328cm">
          <text:p text:style-name="P2">sys-vmem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7.4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5.191cm" svg:y1="10.292cm" svg:x2="7.096cm" svg:y2="10.259cm">
          <text:p/>
        </draw:line>
        <draw:custom-shape draw:style-name="gr42" draw:text-style-name="P13" draw:layer="layout" svg:width="4.226cm" svg:height="1.697cm" svg:x="10.47cm" svg:y="11.0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0.347cm" svg:y="10.9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0.224cm" svg:y="10.828cm">
          <text:p text:style-name="P2">pmem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10.5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13" draw:layer="layout" svg:width="4.226cm" svg:height="1.697cm" svg:x="13.17cm" svg:y="12.5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3.047cm" svg:y="12.4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2.924cm" svg:y="12.328cm">
          <text:p text:style-name="P2">pmalloc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15.033cm" svg:y="9.7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12.791cm" svg:y1="10.292cm" svg:x2="14.696cm" svg:y2="10.259cm">
          <text:p/>
        </draw:line>
      </draw:page>
      <draw:page draw:name="page14" draw:style-name="dp1" draw:master-page-name="Default">
        <draw:frame draw:style-name="gr17" draw:text-style-name="P14" draw:layer="layout" svg:width="15.113cm" svg:height="2.159cm" svg:x="2.273cm" svg:y="1.639cm">
          <draw:text-box>
            <text:p><text:span text:style-name="T3">Durable Memory Device Mapping</text:span></text:p>
          </draw:text-box>
        </draw:frame>
        <draw:custom-shape draw:style-name="gr42" draw:text-style-name="P13" draw:layer="layout" svg:width="4.226cm" svg:height="1.697cm" svg:x="2.87cm" svg:y="6.2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2.747cm" svg:y="6.1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2.624cm" svg:y="6.028cm">
          <text:p text:style-name="P2">sys-vmem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7.304cm" svg:height="1.756cm" svg:x="2.651cm" svg:y="3.272cm">
          <text:p text:style-name="P2">Volatile Memory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7.413cm" svg:height="1.756cm" svg:x="9.89cm" svg:y="3.272cm">
          <text:p text:style-name="P2">Non-Volatile Memory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2.9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13" draw:layer="layout" svg:width="4.226cm" svg:height="1.697cm" svg:x="5.57cm" svg:y="7.7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5.447cm" svg:y="7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5.324cm" svg:y="7.528cm">
          <text:p text:style-name="P2">vmem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7.4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5.191cm" svg:y1="5.492cm" svg:x2="7.096cm" svg:y2="5.459cm">
          <text:p/>
        </draw:line>
        <draw:custom-shape draw:style-name="gr42" draw:text-style-name="P13" draw:layer="layout" svg:width="4.226cm" svg:height="1.697cm" svg:x="10.47cm" svg:y="6.2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0.347cm" svg:y="6.1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0.224cm" svg:y="6.028cm">
          <text:p text:style-name="P2">pmem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2.286cm" svg:height="1.016cm" svg:x="10.5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13" draw:layer="layout" svg:width="4.226cm" svg:height="1.697cm" svg:x="13.17cm" svg:y="7.7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226cm" svg:height="1.697cm" svg:x="13.047cm" svg:y="7.68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226cm" svg:height="1.697cm" svg:x="12.924cm" svg:y="7.528cm">
          <text:p text:style-name="P2">pmalloc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286cm" svg:height="2.621cm" svg:x="15.033cm" svg:y="4.9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5" draw:layer="layout" svg:x1="12.791cm" svg:y1="5.492cm" svg:x2="14.696cm" svg:y2="5.459cm">
          <text:p/>
        </draw:line>
        <draw:g>
          <draw:custom-shape draw:style-name="gr49" draw:text-style-name="P12" draw:layer="layout" svg:width="3.048cm" svg:height="3.302cm" svg:x="2.751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2.652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2.553cm" svg:y="11.735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9" draw:text-style-name="P12" draw:layer="layout" svg:width="3.048cm" svg:height="3.302cm" svg:x="6.652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6.553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6.454cm" svg:y="11.735cm">
            <text:p text:style-name="P2">NVM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9" draw:text-style-name="P12" draw:layer="layout" svg:width="3.048cm" svg:height="3.302cm" svg:x="10.625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0.526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0.427cm" svg:y="11.735cm">
            <text:p text:style-name="P2">SS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9" draw:text-style-name="P12" draw:layer="layout" svg:width="3.048cm" svg:height="3.302cm" svg:x="14.551cm" svg:y="11.933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4.452cm" svg:y="11.834cm">
            <text:p text:style-name="P2">DRA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9" draw:text-style-name="P12" draw:layer="layout" svg:width="3.048cm" svg:height="3.302cm" svg:x="14.353cm" svg:y="11.735cm">
            <text:p text:style-name="P2">NA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50" draw:text-style-name="P2" draw:layer="layout" svg:x1="4.129cm" svg:y1="7.985cm" svg:x2="4.129cm" svg:y2="11.795cm">
          <text:p/>
        </draw:line>
        <draw:line draw:style-name="gr50" draw:text-style-name="P2" draw:layer="layout" svg:x1="7.731cm" svg:y1="9.382cm" svg:x2="7.731cm" svg:y2="11.668cm">
          <text:p/>
        </draw:line>
        <draw:line draw:style-name="gr50" draw:text-style-name="P2" draw:layer="layout" svg:x1="9.255cm" svg:y1="9.128cm" svg:x2="11.529cm" svg:y2="11.795cm">
          <text:p/>
        </draw:line>
        <draw:line draw:style-name="gr50" draw:text-style-name="P2" draw:layer="layout" svg:x1="12.029cm" svg:y1="7.985cm" svg:x2="12.029cm" svg:y2="11.795cm">
          <text:p/>
        </draw:line>
        <draw:line draw:style-name="gr50" draw:text-style-name="P2" draw:layer="layout" svg:x1="10.729cm" svg:y1="7.985cm" svg:x2="8.874cm" svg:y2="11.795cm">
          <text:p/>
        </draw:line>
        <draw:line draw:style-name="gr50" draw:text-style-name="P2" draw:layer="layout" svg:x1="16.029cm" svg:y1="9.382cm" svg:x2="16.029cm" svg:y2="11.795cm">
          <text:p/>
        </draw:line>
        <draw:line draw:style-name="gr50" draw:text-style-name="P2" draw:layer="layout" svg:x1="14.419cm" svg:y1="9.509cm" svg:x2="12.811cm" svg:y2="11.795cm">
          <text:p/>
        </draw:line>
        <draw:line draw:style-name="gr50" draw:text-style-name="P2" draw:layer="layout" svg:x1="13.192cm" svg:y1="9.382cm" svg:x2="9.382cm" svg:y2="12.049cm">
          <text:p/>
        </draw:line>
      </draw:page>
      <draw:page draw:name="page15" draw:style-name="dp1" draw:master-page-name="Default">
        <draw:custom-shape draw:style-name="gr51" draw:text-style-name="P21" draw:layer="layout" svg:width="17.812cm" svg:height="4.213cm" svg:x="1cm" svg:y="11.287cm">
          <text:p text:style-name="P18"><text:span text:style-name="T4">Mnemonic Memory Services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17.812cm" svg:height="5.334cm" svg:x="1cm" svg:y="5.932cm">
          <text:p text:style-name="P18"><text:span text:style-name="T4">Mnemon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17.812cm" svg:height="4.953cm" svg:x="1cm" svg:y="1cm">
          <text:p text:style-name="P18"><text:span text:style-name="T4">Applications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8.509cm" svg:height="1.397cm" svg:x="1.381cm" svg:y="2.27cm">
          <text:p text:style-name="P2">Durable Object Query 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1.035cm" svg:height="1.397cm" svg:x="3.935cm" svg:y="3.992cm">
          <text:p text:style-name="P2">Durable Object Query Expr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4" draw:layer="layout" svg:width="7.874cm" svg:height="1.397cm" svg:x="10.271cm" svg:y="2.143cm">
          <text:p text:style-name="P2">Durable Object Query 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2.346cm" svg:height="1.397cm" svg:x="1.677cm" svg:y="9.523cm">
          <text:p text:style-name="P2">Durable Collection based Query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6" draw:layer="layout" svg:width="14.986cm" svg:height="1.397cm" svg:x="2.905cm" svg:y="13.065cm">
          <text:p text:style-name="P2">Durable Memory Service based Query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12.346cm" svg:height="1.397cm" svg:x="6.18cm" svg:y="6.969cm">
          <text:p text:style-name="P2">Durable Query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8" draw:layer="layout" svg:width="2.159cm" svg:height="1.016cm" svg:x="10.017cm" svg:y="8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28" draw:layer="layout" svg:width="2.159cm" svg:height="4.318cm" svg:x="14.716cm" svg:y="8.49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7:02:23.674000000</meta:creation-date>
    <dc:date>2017-07-31T13:53:23.614000000</dc:date>
    <meta:editing-duration>PT22H32M44S</meta:editing-duration>
    <meta:editing-cycles>35</meta:editing-cycles>
    <meta:generator>LibreOffice/5.3.4.2$Windows_X86_64 LibreOffice_project/f82d347ccc0be322489bf7da61d7e4ad13fe2ff3</meta:generator>
    <meta:document-statistic meta:object-count="267"/>
  </office:meta>
</office:document-meta>
</file>